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5333in"/>
    </style:style>
    <style:style style:name="TableColumn4" style:family="table-column">
      <style:table-column-properties style:column-width="5.7597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nitoring mode (Dn) operation</text:p>
      <text:p text:style-name="Normal">Auxiliaire mode (Fn) operation</text:p>
      <text:p text:style-name="Normal">User parameter mode (Pn) operation</text:p>
      <text:p text:style-name="Normal">Cmd : dn015<text:line-break/>return : 01110 #sigOut1 and 5 = low, sigOut2-4 = high</text:p>
      <text:p text:style-name="Normal">Cmd : p. 21. There are Fn000..Fn018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Fn000</text:p>
          </table:table-cell>
          <table:table-cell table:style-name="TableCell8">
            <text:p text:style-name="P9">Alarm record query</text:p>
          </table:table-cell>
        </table:table-row>
        <table:table-row table:style-name="TableRow10">
          <table:table-cell table:style-name="TableCell11">
            <text:p text:style-name="P12">Fn001</text:p>
          </table:table-cell>
          <table:table-cell table:style-name="TableCell13">
            <text:p text:style-name="P14">User parameters are permanetly written</text:p>
          </table:table-cell>
        </table:table-row>
        <table:table-row table:style-name="TableRow15">
          <table:table-cell table:style-name="TableCell16">
            <text:p text:style-name="P17">Fn002</text:p>
          </table:table-cell>
          <table:table-cell table:style-name="TableCell18">
            <text:p text:style-name="P19">JOG commission operation. O : inch mode, 1 : speed control mode, 2 : exit speed regulation mode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Normal"/>
      <text:p text:style-name="Normal">Pn : p. 30. there are Pn000...Pn280</text:p>
      <text:p text:style-name="Normal">System control parameters : Pn000-Pn095</text:p>
      <text:p text:style-name="Normal">Position control parameters : Pn096-Pn145</text:p>
      <text:p text:style-name="Normal">Speed control parameters : Pn146-Pn185</text:p>
      <text:p text:style-name="Normal">Torque control parameter : Pn186-Pn215</text:p>
      <text:p text:style-name="Normal">Extended control parameters : Pn216-Pn280</text:p>
      <text:p text:style-name="Normal">..</text:p>
      <text:p text:style-name="Normal">Mpdbus p.99</text:p>
      <text:p text:style-name="Normal">Default : 154200, 8 bits</text:p>
      <text:p text:style-name="Normal">Pn064-071</text:p>
      <text:p text:style-name="Normal">p. 110 modbus address</text:p>
      <text:p text:style-name="Normal">Regenarative braking resistor : p. 133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ine-Luan Nguyen</meta:initial-creator>
    <dc:creator>Antoine-Luan Nguyen</dc:creator>
    <meta:creation-date>2023-01-30T21:33:00Z</meta:creation-date>
    <dc:date>2023-02-05T22:51:00Z</dc:date>
    <meta:template xlink:href="Normal.dotm" xlink:type="simple"/>
    <meta:editing-cycles>4</meta:editing-cycles>
    <meta:editing-duration>PT28620S</meta:editing-duration>
    <meta:document-statistic meta:page-count="1" meta:paragraph-count="1" meta:word-count="113" meta:character-count="739" meta:row-count="5" meta:non-whitespace-character-count="627"/>
  </office:meta>
</office:document-meta>
</file>